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</manifest:manifest>
</file>

<file path=content.xml><?xml version="1.0" encoding="utf-8"?>
<office:document xmlns:office="urn:oasis:names:tc:opendocument:xmlns:office:1.0" office:mimetype="application/vnd.oasis.opendocument.spreadsheet-template">
  <office:automatic-styles>
    <style:style xmlns:style="urn:oasis:names:tc:opendocument:xmlns:style:1.0" style:family="table-column" style:name="defaultCol0">
      <style:table-column-properties style:column-width="20.0mm"/>
    </style:style>
  </office:automatic-styles>
  <office:body>
    <office:spreadsheet>
      <table:table xmlns:table="urn:oasis:names:tc:opendocument:xmlns:table:1.0">
        <table:table-column table:style-name="defaultCol0" table:default-cell-style-name="Default"/>
        <table:table-column table:style-name="defaultCol0" table:default-cell-style-name="Default"/>
        <table:table-row>
          <table:table-cell>
            <text:p xmlns:text="urn:oasis:names:tc:opendocument:xmlns:text:1.0">Month</text:p>
          </table:table-cell>
          <table:table-cell>
            <text:p xmlns:text="urn:oasis:names:tc:opendocument:xmlns:text:1.0">Temp</text:p>
          </table:table-cell>
        </table:table-row>
        <table:table-row>
          <table:table-cell>
            <text:p xmlns:text="urn:oasis:names:tc:opendocument:xmlns:text:1.0">January</text:p>
          </table:table-cell>
          <table:table-cell office:value-type="float" office:value="1">
            <text:p xmlns:text="urn:oasis:names:tc:opendocument:xmlns:text:1.0">1.00</text:p>
          </table:table-cell>
        </table:table-row>
        <table:table-row>
          <table:table-cell>
            <text:p xmlns:text="urn:oasis:names:tc:opendocument:xmlns:text:1.0">February</text:p>
          </table:table-cell>
          <table:table-cell office:value-type="float" office:value="3">
            <text:p xmlns:text="urn:oasis:names:tc:opendocument:xmlns:text:1.0">3.00</text:p>
          </table:table-cell>
        </table:table-row>
        <table:table-row>
          <table:table-cell>
            <text:p xmlns:text="urn:oasis:names:tc:opendocument:xmlns:text:1.0">March</text:p>
          </table:table-cell>
          <table:table-cell office:value-type="float" office:value="8">
            <text:p xmlns:text="urn:oasis:names:tc:opendocument:xmlns:text:1.0">8.00</text:p>
          </table:table-cell>
        </table:table-row>
        <table:table-row>
          <table:table-cell>
            <text:p xmlns:text="urn:oasis:names:tc:opendocument:xmlns:text:1.0">April</text:p>
          </table:table-cell>
          <table:table-cell office:value-type="float" office:value="10">
            <text:p xmlns:text="urn:oasis:names:tc:opendocument:xmlns:text:1.0">10.00</text:p>
          </table:table-cell>
        </table:table-row>
        <table:table-row>
          <table:table-cell>
            <text:p xmlns:text="urn:oasis:names:tc:opendocument:xmlns:text:1.0">May</text:p>
          </table:table-cell>
          <table:table-cell office:value-type="float" office:value="15">
            <text:p xmlns:text="urn:oasis:names:tc:opendocument:xmlns:text:1.0">15.00</text:p>
          </table:table-cell>
        </table:table-row>
        <table:table-row>
          <table:table-cell>
            <text:p xmlns:text="urn:oasis:names:tc:opendocument:xmlns:text:1.0">June</text:p>
          </table:table-cell>
          <table:table-cell office:value-type="float" office:value="18">
            <text:p xmlns:text="urn:oasis:names:tc:opendocument:xmlns:text:1.0">18.00</text:p>
          </table:table-cell>
        </table:table-row>
      </table:table>
    </office:spreadsheet>
  </office:body>
</office:document>
</file>